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d31" officeooo:paragraph-rsid="00061d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 command on parent folder / main folder</text:p>
      <text:p text:style-name="Standard">npm run install-dep</text:p>
      <text:p text:style-name="Standard">npm run dev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18:23.112670832</meta:creation-date>
    <dc:date>2024-01-09T19:19:49.081816687</dc:date>
    <meta:editing-duration>PT1M30S</meta:editing-duration>
    <meta:editing-cycles>1</meta:editing-cycles>
    <meta:document-statistic meta:table-count="0" meta:image-count="0" meta:object-count="0" meta:page-count="1" meta:paragraph-count="3" meta:word-count="14" meta:character-count="73" meta:non-whitespace-character-count="61"/>
    <meta:generator>LibreOffice/7.3.7.2$Linux_X86_64 LibreOffice_project/30$Build-2</meta:generator>
  </office:meta>
</office:document-meta>
</file>